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7b8143" style:rotation-align="none"/>
    </style:style>
    <style:style style:name="ce2" style:family="table-cell" style:parent-style-name="Default">
      <style:table-cell-properties fo:background-color="#203d1c" style:rotation-align="none"/>
    </style:style>
    <style:style style:name="ce3" style:family="table-cell" style:parent-style-name="Default">
      <style:table-cell-properties fo:background-color="#a18484" style:rotation-align="none"/>
    </style:style>
    <style:style style:name="ce4" style:family="table-cell" style:parent-style-name="Default">
      <style:table-cell-properties fo:background-color="#395511" style:rotation-align="none"/>
    </style:style>
    <style:style style:name="ce5" style:family="table-cell" style:parent-style-name="Default">
      <style:table-cell-properties fo:background-color="#8f8c68" style:rotation-align="none"/>
    </style:style>
    <style:style style:name="ce6" style:family="table-cell" style:parent-style-name="Default">
      <style:table-cell-properties fo:background-color="#3465a4" style:rotation-align="none"/>
    </style:style>
    <style:style style:name="ce7" style:family="table-cell" style:parent-style-name="Default">
      <style:table-cell-properties fo:background-color="#ea7500" style:rotation-align="none"/>
    </style:style>
    <style:style style:name="ce8" style:family="table-cell" style:parent-style-name="Default">
      <style:table-cell-properties fo:background-color="#a15d19" style:rotation-align="none"/>
    </style:style>
    <style:style style:name="ce9" style:family="table-cell" style:parent-style-name="Default">
      <style:table-cell-properties fo:background-color="#91967a" style:rotation-align="none"/>
    </style:style>
    <style:style style:name="ce10" style:family="table-cell" style:parent-style-name="Default">
      <style:table-cell-properties fo:background-color="#7b5621" style:rotation-align="none"/>
    </style:style>
    <style:style style:name="ce11" style:family="table-cell" style:parent-style-name="Default">
      <style:table-cell-properties fo:background-color="#947507" style:rotation-align="none"/>
    </style:style>
    <style:style style:name="ce12" style:family="table-cell" style:parent-style-name="Default">
      <style:table-cell-properties fo:background-color="#e8a202" style:rotation-align="none"/>
    </style:style>
    <style:style style:name="ce13" style:family="table-cell" style:parent-style-name="Default">
      <style:table-cell-properties fo:background-color="#acb20c" style:rotation-align="none"/>
    </style:style>
    <style:style style:name="ce14" style:family="table-cell" style:parent-style-name="Default">
      <style:table-cell-properties fo:background-color="#c8ae4e" style:rotation-align="none"/>
    </style:style>
    <style:style style:name="ce15" style:family="table-cell" style:parent-style-name="Default">
      <style:table-cell-properties fo:background-color="#869753" style:rotation-align="none"/>
    </style:style>
    <style:style style:name="ce16" style:family="table-cell" style:parent-style-name="Default">
      <style:table-cell-properties fo:background-color="#785f2e" style:rotation-align="none"/>
    </style:style>
    <style:style style:name="ce17" style:family="table-cell" style:parent-style-name="Default">
      <style:table-cell-properties fo:background-color="#74825f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49" table:style-name="ce1" office:value-type="float" office:value="1" calcext:value-type="float">
            <text:p>1</text:p>
          </table:table-cell>
          <table:table-cell table:number-columns-repeated="11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6" table:style-name="ce12" office:value-type="float" office:value="8" calcext:value-type="float">
            <text:p>8</text:p>
          </table:table-cell>
          <table:table-cell table:number-columns-repeated="34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48" table:style-name="ce1" office:value-type="float" office:value="1" calcext:value-type="float">
            <text:p>1</text:p>
          </table:table-cell>
          <table:table-cell table:number-columns-repeated="12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6" table:style-name="ce12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3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47" table:style-name="ce1" office:value-type="float" office:value="1" calcext:value-type="float">
            <text:p>1</text:p>
          </table:table-cell>
          <table:table-cell table:number-columns-repeated="13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6" table:style-name="ce12" office:value-type="float" office:value="8" calcext:value-type="float">
            <text:p>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0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46" table:style-name="ce1" office:value-type="float" office:value="1" calcext:value-type="float">
            <text:p>1</text:p>
          </table:table-cell>
          <table:table-cell table:number-columns-repeated="14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20" table:style-name="ce12" office:value-type="float" office:value="8" calcext:value-type="float">
            <text:p>8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27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45" table:style-name="ce1" office:value-type="float" office:value="1" calcext:value-type="float">
            <text:p>1</text:p>
          </table:table-cell>
          <table:table-cell table:number-columns-repeated="15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5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0" table:style-name="ce12" office:value-type="float" office:value="8" calcext:value-type="float">
            <text:p>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8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44" table:style-name="ce1" office:value-type="float" office:value="1" calcext:value-type="float">
            <text:p>1</text:p>
          </table:table-cell>
          <table:table-cell table:number-columns-repeated="16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5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0" table:style-name="ce12" office:value-type="float" office:value="8" calcext:value-type="float">
            <text:p>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8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43" table:style-name="ce1" office:value-type="float" office:value="1" calcext:value-type="float">
            <text:p>1</text:p>
          </table:table-cell>
          <table:table-cell table:number-columns-repeated="17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0" table:style-name="ce12" office:value-type="float" office:value="8" calcext:value-type="float">
            <text:p>8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27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42" table:style-name="ce1" office:value-type="float" office:value="1" calcext:value-type="float">
            <text:p>1</text:p>
          </table:table-cell>
          <table:table-cell table:number-columns-repeated="18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2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1" table:style-name="ce12" office:value-type="float" office:value="8" calcext:value-type="float">
            <text:p>8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25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11"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23" table:style-name="ce1" office:value-type="float" office:value="1" calcext:value-type="float">
            <text:p>1</text:p>
          </table:table-cell>
          <table:table-cell table:number-columns-repeated="19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2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1" table:style-name="ce12" office:value-type="float" office:value="8" calcext:value-type="float">
            <text:p>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7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11" table:style-name="ce1" office:value-type="float" office:value="1" calcext:value-type="float">
            <text:p>1</text:p>
          </table:table-cell>
          <table:table-cell table:number-columns-repeated="7" table:style-name="ce2" office:value-type="float" office:value="16" calcext:value-type="float">
            <text:p>16</text:p>
          </table:table-cell>
          <table:table-cell table:number-columns-repeated="22" table:style-name="ce1" office:value-type="float" office:value="1" calcext:value-type="float">
            <text:p>1</text:p>
          </table:table-cell>
          <table:table-cell table:number-columns-repeated="20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2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1" table:style-name="ce12" office:value-type="float" office:value="8" calcext:value-type="float">
            <text:p>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6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11" table:style-name="ce1" office:value-type="float" office:value="1" calcext:value-type="float">
            <text:p>1</text:p>
          </table:table-cell>
          <table:table-cell table:number-columns-repeated="5" table:style-name="ce2" office:value-type="float" office:value="16" calcext:value-type="float">
            <text:p>16</text:p>
          </table:table-cell>
          <table:table-cell table:number-columns-repeated="23" table:style-name="ce1" office:value-type="float" office:value="1" calcext:value-type="float">
            <text:p>1</text:p>
          </table:table-cell>
          <table:table-cell table:number-columns-repeated="21" table:style-name="ce9" office:value-type="float" office:value="2" calcext:value-type="float">
            <text:p>2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0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1" table:style-name="ce12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7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4" table:style-name="ce1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2" office:value-type="float" office:value="16" calcext:value-type="float">
            <text:p>16</text:p>
          </table:table-cell>
          <table:table-cell table:number-columns-repeated="22" table:style-name="ce1" office:value-type="float" office:value="1" calcext:value-type="float">
            <text:p>1</text:p>
          </table:table-cell>
          <table:table-cell table:number-columns-repeated="24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1" table:style-name="ce12" office:value-type="float" office:value="8" calcext:value-type="float">
            <text:p>8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7" table:style-name="ce2" office:value-type="float" office:value="16" calcext:value-type="float">
            <text:p>16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4" table:style-name="ce1" office:value-type="float" office:value="1" calcext:value-type="float">
            <text:p>1</text:p>
          </table:table-cell>
          <table:table-cell table:number-columns-repeated="13" table:style-name="ce2" office:value-type="float" office:value="16" calcext:value-type="float">
            <text:p>16</text:p>
          </table:table-cell>
          <table:table-cell table:number-columns-repeated="20" table:style-name="ce1" office:value-type="float" office:value="1" calcext:value-type="float">
            <text:p>1</text:p>
          </table:table-cell>
          <table:table-cell table:number-columns-repeated="25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1" table:style-name="ce12" office:value-type="float" office:value="8" calcext:value-type="float">
            <text:p>8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6"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8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4" table:style-name="ce1" office:value-type="float" office:value="1" calcext:value-type="float">
            <text:p>1</text:p>
          </table:table-cell>
          <table:table-cell table:number-columns-repeated="14" table:style-name="ce2" office:value-type="float" office:value="16" calcext:value-type="float">
            <text:p>16</text:p>
          </table:table-cell>
          <table:table-cell table:number-columns-repeated="18" table:style-name="ce1" office:value-type="float" office:value="1" calcext:value-type="float">
            <text:p>1</text:p>
          </table:table-cell>
          <table:table-cell table:number-columns-repeated="26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4" table:style-name="ce12" office:value-type="float" office:value="8" calcext:value-type="float">
            <text:p>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5" table:style-name="ce2" office:value-type="float" office:value="16" calcext:value-type="float">
            <text:p>16</text:p>
          </table:table-cell>
          <table:table-cell table:number-columns-repeated="7" table:style-name="ce4" office:value-type="float" office:value="15" calcext:value-type="float">
            <text:p>15</text:p>
          </table:table-cell>
          <table:table-cell table:number-columns-repeated="7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4" table:style-name="ce1" office:value-type="float" office:value="1" calcext:value-type="float">
            <text:p>1</text:p>
          </table:table-cell>
          <table:table-cell table:number-columns-repeated="14" table:style-name="ce2" office:value-type="float" office:value="16" calcext:value-type="float">
            <text:p>16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table:number-columns-repeated="27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4" table:style-name="ce12" office:value-type="float" office:value="8" calcext:value-type="float">
            <text:p>8</text:p>
          </table:table-cell>
          <table:table-cell table:number-columns-repeated="7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7" table:style-name="ce4" office:value-type="float" office:value="15" calcext:value-type="float">
            <text:p>15</text:p>
          </table:table-cell>
          <table:table-cell table:number-columns-repeated="7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table:style-name="ce2" office:value-type="float" office:value="16" calcext:value-type="float">
            <text:p>16</text:p>
          </table:table-cell>
          <table:table-cell table:number-columns-repeated="18" table:style-name="ce1" office:value-type="float" office:value="1" calcext:value-type="float">
            <text:p>1</text:p>
          </table:table-cell>
          <table:table-cell table:number-columns-repeated="28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4" table:style-name="ce12" office:value-type="float" office:value="8" calcext:value-type="float">
            <text:p>8</text:p>
          </table:table-cell>
          <table:table-cell table:number-columns-repeated="9" table:style-name="ce4" office:value-type="float" office:value="15" calcext:value-type="float">
            <text:p>15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8" table:style-name="ce4" office:value-type="float" office:value="15" calcext:value-type="float">
            <text:p>15</text:p>
          </table:table-cell>
          <table:table-cell table:number-columns-repeated="7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5" table:style-name="ce2" office:value-type="float" office:value="16" calcext:value-type="float">
            <text:p>16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table:number-columns-repeated="29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10" table:style-name="ce4" office:value-type="float" office:value="15" calcext:value-type="float">
            <text:p>15</text:p>
          </table:table-cell>
          <table:table-cell table:number-columns-repeated="17" table:style-name="ce12" office:value-type="float" office:value="8" calcext:value-type="float">
            <text:p>8</text:p>
          </table:table-cell>
          <table:table-cell table:number-columns-repeated="17" table:style-name="ce17" office:value-type="float" office:value="9" calcext:value-type="float">
            <text:p>9</text:p>
          </table:table-cell>
          <table:table-cell table:number-columns-repeated="7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16" table:style-name="ce2" office:value-type="float" office:value="16" calcext:value-type="float">
            <text:p>16</text:p>
          </table:table-cell>
          <table:table-cell table:number-columns-repeated="16" table:style-name="ce1" office:value-type="float" office:value="1" calcext:value-type="float">
            <text:p>1</text:p>
          </table:table-cell>
          <table:table-cell table:number-columns-repeated="30" table:style-name="ce9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7" table:style-name="ce12" office:value-type="float" office:value="8" calcext:value-type="float">
            <text:p>8</text:p>
          </table:table-cell>
          <table:table-cell table:number-columns-repeated="20" table:style-name="ce17" office:value-type="float" office:value="9" calcext:value-type="float">
            <text:p>9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14" table:style-name="ce2" office:value-type="float" office:value="16" calcext:value-type="float">
            <text:p>16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table:number-columns-repeated="31" table:style-name="ce9" office:value-type="float" office:value="2" calcext:value-type="float">
            <text:p>2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7" table:style-name="ce12" office:value-type="float" office:value="8" calcext:value-type="float">
            <text:p>8</text:p>
          </table:table-cell>
          <table:table-cell table:number-columns-repeated="20" table:style-name="ce17" office:value-type="float" office:value="9" calcext:value-type="float">
            <text:p>9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16" table:style-name="ce2" office:value-type="float" office:value="16" calcext:value-type="float">
            <text:p>16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2" table:style-name="ce9" office:value-type="float" office:value="2" calcext:value-type="float">
            <text:p>2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7" table:style-name="ce12" office:value-type="float" office:value="8" calcext:value-type="float">
            <text:p>8</text:p>
          </table:table-cell>
          <table:table-cell table:number-columns-repeated="22" table:style-name="ce17" office:value-type="float" office:value="9" calcext:value-type="float">
            <text:p>9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896"/>
        </table:table-row>
        <table:table-row table:style-name="ro2">
          <table:table-cell table:number-columns-repeated="17" table:style-name="ce2" office:value-type="float" office:value="16" calcext:value-type="float">
            <text:p>16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number-columns-repeated="33" table:style-name="ce9" office:value-type="float" office:value="2" calcext:value-type="float">
            <text:p>2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7" table:style-name="ce12" office:value-type="float" office:value="8" calcext:value-type="float">
            <text:p>8</text:p>
          </table:table-cell>
          <table:table-cell table:number-columns-repeated="22" table:style-name="ce17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896"/>
        </table:table-row>
        <table:table-row table:style-name="ro2">
          <table:table-cell table:number-columns-repeated="17" table:style-name="ce2" office:value-type="float" office:value="16" calcext:value-type="float">
            <text:p>16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34" table:style-name="ce9" office:value-type="float" office:value="2" calcext:value-type="float">
            <text:p>2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7" table:style-name="ce12" office:value-type="float" office:value="8" calcext:value-type="float">
            <text:p>8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16" table:style-name="ce2" office:value-type="float" office:value="16" calcext:value-type="float">
            <text:p>16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36" table:style-name="ce9" office:value-type="float" office:value="2" calcext:value-type="float">
            <text:p>2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6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7" table:style-name="ce12" office:value-type="float" office:value="8" calcext:value-type="float">
            <text:p>8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14" table:style-name="ce2" office:value-type="float" office:value="16" calcext:value-type="float">
            <text:p>16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number-columns-repeated="37" table:style-name="ce9" office:value-type="float" office:value="2" calcext:value-type="float">
            <text:p>2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7" table:style-name="ce12" office:value-type="float" office:value="8" calcext:value-type="float">
            <text:p>8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14" table:style-name="ce2" office:value-type="float" office:value="16" calcext:value-type="float">
            <text:p>16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38" table:style-name="ce9" office:value-type="float" office:value="2" calcext:value-type="float">
            <text:p>2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5" table:style-name="ce6" office:value-type="float" office:value="17" calcext:value-type="float">
            <text:p>17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number-columns-repeated="8" table:style-name="ce4" office:value-type="float" office:value="15" calcext:value-type="float">
            <text:p>15</text:p>
          </table:table-cell>
          <table:table-cell table:number-columns-repeated="13" table:style-name="ce12" office:value-type="float" office:value="8" calcext:value-type="float">
            <text:p>8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1" table:style-name="ce7" office:value-type="float" office:value="3" calcext:value-type="float">
            <text:p>3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number-columns-repeated="7" table:style-name="ce4" office:value-type="float" office:value="15" calcext:value-type="float">
            <text:p>15</text:p>
          </table:table-cell>
          <table:table-cell table:number-columns-repeated="15" table:style-name="ce6" office:value-type="float" office:value="17" calcext:value-type="float">
            <text:p>17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3" table:style-name="ce12" office:value-type="float" office:value="8" calcext:value-type="float">
            <text:p>8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8" table:style-name="ce2" office:value-type="float" office:value="16" calcext:value-type="float">
            <text:p>16</text:p>
          </table:table-cell>
          <table:table-cell table:number-columns-repeated="46" table:style-name="ce7" office:value-type="float" office:value="3" calcext:value-type="float">
            <text:p>3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5" table:style-name="ce6" office:value-type="float" office:value="17" calcext:value-type="float">
            <text:p>17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2" table:style-name="ce12" office:value-type="float" office:value="8" calcext:value-type="float">
            <text:p>8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44" table:style-name="ce7" office:value-type="float" office:value="3" calcext:value-type="float">
            <text:p>3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10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2" table:style-name="ce12" office:value-type="float" office:value="8" calcext:value-type="float">
            <text:p>8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8" table:style-name="ce2" office:value-type="float" office:value="16" calcext:value-type="float">
            <text:p>16</text:p>
          </table:table-cell>
          <table:table-cell table:number-columns-repeated="45" table:style-name="ce7" office:value-type="float" office:value="3" calcext:value-type="float">
            <text:p>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8" table:style-name="ce2" office:value-type="float" office:value="16" calcext:value-type="float">
            <text:p>16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10"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8" table:style-name="ce12" office:value-type="float" office:value="8" calcext:value-type="float">
            <text:p>8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8" table:style-name="ce2" office:value-type="float" office:value="16" calcext:value-type="float">
            <text:p>16</text:p>
          </table:table-cell>
          <table:table-cell table:number-columns-repeated="45" table:style-name="ce7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11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8" table:style-name="ce12" office:value-type="float" office:value="8" calcext:value-type="float">
            <text:p>8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44" table:style-name="ce7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5" table:style-name="ce6" office:value-type="float" office:value="17" calcext:value-type="float">
            <text:p>17</text:p>
          </table:table-cell>
          <table:table-cell table:number-columns-repeated="13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8" table:style-name="ce12" office:value-type="float" office:value="8" calcext:value-type="float">
            <text:p>8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8" table:style-name="ce2" office:value-type="float" office:value="16" calcext:value-type="float">
            <text:p>16</text:p>
          </table:table-cell>
          <table:table-cell table:number-columns-repeated="41" table:style-name="ce7" office:value-type="float" office:value="3" calcext:value-type="float">
            <text:p>3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0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6" table:style-name="ce6" office:value-type="float" office:value="17" calcext:value-type="float">
            <text:p>17</text:p>
          </table:table-cell>
          <table:table-cell table:number-columns-repeated="13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8" table:style-name="ce2" office:value-type="float" office:value="16" calcext:value-type="float">
            <text:p>16</text:p>
          </table:table-cell>
          <table:table-cell table:number-columns-repeated="40" table:style-name="ce7" office:value-type="float" office:value="3" calcext:value-type="float">
            <text:p>3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3" table:style-name="ce2" office:value-type="float" office:value="16" calcext:value-type="float">
            <text:p>16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14" table:style-name="ce2" office:value-type="float" office:value="16" calcext:value-type="float">
            <text:p>16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8" table:style-name="ce2" office:value-type="float" office:value="16" calcext:value-type="float">
            <text:p>16</text:p>
          </table:table-cell>
          <table:table-cell table:number-columns-repeated="39" table:style-name="ce7" office:value-type="float" office:value="3" calcext:value-type="float">
            <text:p>3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4" table:style-name="ce2" office:value-type="float" office:value="16" calcext:value-type="float">
            <text:p>16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15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38" table:style-name="ce7" office:value-type="float" office:value="3" calcext:value-type="float">
            <text:p>3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5"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5" table:style-name="ce6" office:value-type="float" office:value="17" calcext:value-type="float">
            <text:p>17</text:p>
          </table:table-cell>
          <table:table-cell table:number-columns-repeated="15" table:style-name="ce2" office:value-type="float" office:value="16" calcext:value-type="float">
            <text:p>16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10" table:style-name="ce2" office:value-type="float" office:value="16" calcext:value-type="float">
            <text:p>16</text:p>
          </table:table-cell>
          <table:table-cell table:number-columns-repeated="37" table:style-name="ce7" office:value-type="float" office:value="3" calcext:value-type="float">
            <text:p>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6"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5" table:style-name="ce6" office:value-type="float" office:value="17" calcext:value-type="float">
            <text:p>17</text:p>
          </table:table-cell>
          <table:table-cell table:number-columns-repeated="5" table:style-name="ce2" office:value-type="float" office:value="16" calcext:value-type="float">
            <text:p>16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10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11" table:style-name="ce2" office:value-type="float" office:value="16" calcext:value-type="float">
            <text:p>16</text:p>
          </table:table-cell>
          <table:table-cell table:number-columns-repeated="36" table:style-name="ce7" office:value-type="float" office:value="3" calcext:value-type="float">
            <text:p>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8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5" table:style-name="ce6" office:value-type="float" office:value="17" calcext:value-type="float">
            <text:p>17</text:p>
          </table:table-cell>
          <table:table-cell table:number-columns-repeated="6" table:style-name="ce2" office:value-type="float" office:value="16" calcext:value-type="float">
            <text:p>16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8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12" table:style-name="ce2" office:value-type="float" office:value="16" calcext:value-type="float">
            <text:p>16</text:p>
          </table:table-cell>
          <table:table-cell table:number-columns-repeated="35" table:style-name="ce7" office:value-type="float" office:value="3" calcext:value-type="float">
            <text:p>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8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5" table:style-name="ce6" office:value-type="float" office:value="17" calcext:value-type="float">
            <text:p>17</text:p>
          </table:table-cell>
          <table:table-cell table:number-columns-repeated="5" table:style-name="ce2" office:value-type="float" office:value="16" calcext:value-type="float">
            <text:p>16</text:p>
          </table:table-cell>
          <table:table-cell table:number-columns-repeated="3" table:style-name="ce13" office:value-type="float" office:value="10" calcext:value-type="float">
            <text:p>10</text:p>
          </table:table-cell>
          <table:table-cell table:number-columns-repeated="5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4" table:style-name="ce17" office:value-type="float" office:value="9" calcext:value-type="float">
            <text:p>9</text:p>
          </table:table-cell>
          <table:table-cell table:number-columns-repeated="896"/>
        </table:table-row>
        <table:table-row table:style-name="ro2">
          <table:table-cell table:number-columns-repeated="13" table:style-name="ce2" office:value-type="float" office:value="16" calcext:value-type="float">
            <text:p>16</text:p>
          </table:table-cell>
          <table:table-cell table:number-columns-repeated="34" table:style-name="ce7" office:value-type="float" office:value="3" calcext:value-type="float">
            <text:p>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8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5" table:style-name="ce6" office:value-type="float" office:value="17" calcext:value-type="float">
            <text:p>17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number-columns-repeated="5" table:style-name="ce13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1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14" table:style-name="ce2" office:value-type="float" office:value="16" calcext:value-type="float">
            <text:p>16</text:p>
          </table:table-cell>
          <table:table-cell table:number-columns-repeated="33" table:style-name="ce7" office:value-type="float" office:value="3" calcext:value-type="float">
            <text:p>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8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5" table:style-name="ce6" office:value-type="float" office:value="17" calcext:value-type="float">
            <text:p>17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number-columns-repeated="40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14" table:style-name="ce2" office:value-type="float" office:value="16" calcext:value-type="float">
            <text:p>16</text:p>
          </table:table-cell>
          <table:table-cell table:number-columns-repeated="33" table:style-name="ce7" office:value-type="float" office:value="3" calcext:value-type="float">
            <text:p>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8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7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0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15" table:style-name="ce2" office:value-type="float" office:value="16" calcext:value-type="float">
            <text:p>16</text:p>
          </table:table-cell>
          <table:table-cell table:number-columns-repeated="32" table:style-name="ce7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8" table:style-name="ce2" office:value-type="float" office:value="16" calcext:value-type="float">
            <text:p>16</text:p>
          </table:table-cell>
          <table:table-cell table:number-columns-repeated="7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0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16" table:style-name="ce2" office:value-type="float" office:value="16" calcext:value-type="float">
            <text:p>16</text:p>
          </table:table-cell>
          <table:table-cell table:number-columns-repeated="30" table:style-name="ce7" office:value-type="float" office:value="3" calcext:value-type="float">
            <text:p>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5" table:style-name="ce2" office:value-type="float" office:value="16" calcext:value-type="float">
            <text:p>16</text:p>
          </table:table-cell>
          <table:table-cell table:number-columns-repeated="10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0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17" table:style-name="ce2" office:value-type="float" office:value="16" calcext:value-type="float">
            <text:p>16</text:p>
          </table:table-cell>
          <table:table-cell table:number-columns-repeated="29" table:style-name="ce7" office:value-type="float" office:value="3" calcext:value-type="float">
            <text:p>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2" table:style-name="ce2" office:value-type="float" office:value="16" calcext:value-type="float">
            <text:p>16</text:p>
          </table:table-cell>
          <table:table-cell table:number-columns-repeated="13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0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17" table:style-name="ce2" office:value-type="float" office:value="16" calcext:value-type="float">
            <text:p>16</text:p>
          </table:table-cell>
          <table:table-cell table:number-columns-repeated="29" table:style-name="ce7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2" table:style-name="ce2" office:value-type="float" office:value="16" calcext:value-type="float">
            <text:p>16</text:p>
          </table:table-cell>
          <table:table-cell table:number-columns-repeated="8" table:style-name="ce4" office:value-type="float" office:value="15" calcext:value-type="float">
            <text:p>15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0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15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7" table:style-name="ce7" office:value-type="float" office:value="3" calcext:value-type="float">
            <text:p>3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0" table:style-name="ce2" office:value-type="float" office:value="16" calcext:value-type="float">
            <text:p>16</text:p>
          </table:table-cell>
          <table:table-cell table:number-columns-repeated="14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0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14" table:style-name="ce2" office:value-type="float" office:value="16" calcext:value-type="float">
            <text:p>16</text:p>
          </table:table-cell>
          <table:table-cell table:number-columns-repeated="23" table:style-name="ce3" office:value-type="float" office:value="4" calcext:value-type="float">
            <text:p>4</text:p>
          </table:table-cell>
          <table:table-cell table:number-columns-repeated="8" table:style-name="ce4" office:value-type="float" office:value="15" calcext:value-type="float">
            <text:p>15</text:p>
          </table:table-cell>
          <table:table-cell table:number-columns-repeated="11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0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10" table:style-name="ce2" office:value-type="float" office:value="16" calcext:value-type="float">
            <text:p>16</text:p>
          </table:table-cell>
          <table:table-cell table:number-columns-repeated="27" table:style-name="ce3" office:value-type="float" office:value="4" calcext:value-type="float">
            <text:p>4</text:p>
          </table:table-cell>
          <table:table-cell table:number-columns-repeated="17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4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0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9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7" table:style-name="ce3" office:value-type="float" office:value="4" calcext:value-type="float">
            <text:p>4</text:p>
          </table:table-cell>
          <table:table-cell table:number-columns-repeated="15"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4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0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5" table:style-name="ce2" office:value-type="float" office:value="16" calcext:value-type="float">
            <text:p>1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9" table:style-name="ce3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6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0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4" table:style-name="ce2" office:value-type="float" office:value="16" calcext:value-type="float">
            <text:p>16</text:p>
          </table:table-cell>
          <table:table-cell table:number-columns-repeated="33" table:style-name="ce3" office:value-type="float" office:value="4" calcext:value-type="float">
            <text:p>4</text:p>
          </table:table-cell>
          <table:table-cell table:number-columns-repeated="14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6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0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3" table:style-name="ce2" office:value-type="float" office:value="16" calcext:value-type="float">
            <text:p>16</text:p>
          </table:table-cell>
          <table:table-cell table:number-columns-repeated="33" table:style-name="ce3" office:value-type="float" office:value="4" calcext:value-type="float">
            <text:p>4</text:p>
          </table:table-cell>
          <table:table-cell table:number-columns-repeated="19" table:style-name="ce2" office:value-type="float" office:value="16" calcext:value-type="float">
            <text:p>16</text:p>
          </table:table-cell>
          <table:table-cell table:number-columns-repeated="16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0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34" table:style-name="ce3" office:value-type="float" office:value="4" calcext:value-type="float">
            <text:p>4</text:p>
          </table:table-cell>
          <table:table-cell table:number-columns-repeated="19" table:style-name="ce2" office:value-type="float" office:value="16" calcext:value-type="float">
            <text:p>16</text:p>
          </table:table-cell>
          <table:table-cell table:number-columns-repeated="16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1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34" table:style-name="ce3" office:value-type="float" office:value="4" calcext:value-type="float">
            <text:p>4</text:p>
          </table:table-cell>
          <table:table-cell table:number-columns-repeated="18" table:style-name="ce2" office:value-type="float" office:value="16" calcext:value-type="float">
            <text:p>16</text:p>
          </table:table-cell>
          <table:table-cell table:number-columns-repeated="16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1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34" table:style-name="ce3" office:value-type="float" office:value="4" calcext:value-type="float">
            <text:p>4</text:p>
          </table:table-cell>
          <table:table-cell table:number-columns-repeated="16" table:style-name="ce2" office:value-type="float" office:value="16" calcext:value-type="float">
            <text:p>16</text:p>
          </table:table-cell>
          <table:table-cell table:number-columns-repeated="18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1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36" table:style-name="ce3" office:value-type="float" office:value="4" calcext:value-type="float">
            <text:p>4</text:p>
          </table:table-cell>
          <table:table-cell table:number-columns-repeated="16" table:style-name="ce2" office:value-type="float" office:value="16" calcext:value-type="float">
            <text:p>16</text:p>
          </table:table-cell>
          <table:table-cell table:number-columns-repeated="18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1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36" table:style-name="ce3" office:value-type="float" office:value="4" calcext:value-type="float">
            <text:p>4</text:p>
          </table:table-cell>
          <table:table-cell table:number-columns-repeated="14" table:style-name="ce2" office:value-type="float" office:value="16" calcext:value-type="float">
            <text:p>16</text:p>
          </table:table-cell>
          <table:table-cell table:number-columns-repeated="18" table:style-name="ce10" office:value-type="float" office:value="5" calcext:value-type="float">
            <text:p>5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2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36" table:style-name="ce3" office:value-type="float" office:value="4" calcext:value-type="float">
            <text:p>4</text:p>
          </table:table-cell>
          <table:table-cell table:number-columns-repeated="11" table:style-name="ce2" office:value-type="float" office:value="16" calcext:value-type="float">
            <text:p>16</text:p>
          </table:table-cell>
          <table:table-cell table:number-columns-repeated="21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2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36" table:style-name="ce3" office:value-type="float" office:value="4" calcext:value-type="float">
            <text:p>4</text:p>
          </table:table-cell>
          <table:table-cell table:number-columns-repeated="10" table:style-name="ce2" office:value-type="float" office:value="16" calcext:value-type="float">
            <text:p>16</text:p>
          </table:table-cell>
          <table:table-cell table:number-columns-repeated="22" table:style-name="ce10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5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3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36" table:style-name="ce3" office:value-type="float" office:value="4" calcext:value-type="float">
            <text:p>4</text:p>
          </table:table-cell>
          <table:table-cell table:number-columns-repeated="10" table:style-name="ce2" office:value-type="float" office:value="16" calcext:value-type="float">
            <text:p>16</text:p>
          </table:table-cell>
          <table:table-cell table:number-columns-repeated="22" table:style-name="ce10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3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36" table:style-name="ce3" office:value-type="float" office:value="4" calcext:value-type="float">
            <text:p>4</text:p>
          </table:table-cell>
          <table:table-cell table:number-columns-repeated="10" table:style-name="ce2" office:value-type="float" office:value="16" calcext:value-type="float">
            <text:p>16</text:p>
          </table:table-cell>
          <table:table-cell table:number-columns-repeated="22" table:style-name="ce10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4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12" table:style-name="ce3" office:value-type="float" office:value="4" calcext:value-type="float">
            <text:p>4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number-columns-repeated="21" table:style-name="ce3" office:value-type="float" office:value="4" calcext:value-type="float">
            <text:p>4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22" table:style-name="ce10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4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10" table:style-name="ce3" office:value-type="float" office:value="4" calcext:value-type="float">
            <text:p>4</text:p>
          </table:table-cell>
          <table:table-cell table:number-columns-repeated="8" table:style-name="ce2" office:value-type="float" office:value="16" calcext:value-type="float">
            <text:p>16</text:p>
          </table:table-cell>
          <table:table-cell table:number-columns-repeated="19" table:style-name="ce3" office:value-type="float" office:value="4" calcext:value-type="float">
            <text:p>4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22" table:style-name="ce10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4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9" table:style-name="ce4" office:value-type="float" office:value="15" calcext:value-type="float">
            <text:p>15</text:p>
          </table:table-cell>
          <table:table-cell table:number-columns-repeated="11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4" table:style-name="ce8" office:value-type="float" office:value="6" calcext:value-type="float">
            <text:p>6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19" table:style-name="ce10" office:value-type="float" office:value="5" calcext:value-type="float">
            <text:p>5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4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8" table:style-name="ce4" office:value-type="float" office:value="15" calcext:value-type="float">
            <text:p>15</text:p>
          </table:table-cell>
          <table:table-cell table:number-columns-repeated="14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2" table:style-name="ce8" office:value-type="float" office:value="6" calcext:value-type="float">
            <text:p>6</text:p>
          </table:table-cell>
          <table:table-cell table:number-columns-repeated="20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6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8" table:style-name="ce14" office:value-type="float" office:value="11" calcext:value-type="float">
            <text:p>11</text:p>
          </table:table-cell>
          <table:table-cell table:number-columns-repeated="36" table:style-name="ce13" office:value-type="float" office:value="10" calcext:value-type="float">
            <text:p>10</text:p>
          </table:table-cell>
          <table:table-cell table:number-columns-repeated="896"/>
        </table:table-row>
        <table:table-row table:style-name="ro2">
          <table:table-cell table:number-columns-repeated="8" table:style-name="ce4" office:value-type="float" office:value="15" calcext:value-type="float">
            <text:p>15</text:p>
          </table:table-cell>
          <table:table-cell table:number-columns-repeated="15" table:style-name="ce2" office:value-type="float" office:value="16" calcext:value-type="float">
            <text:p>16</text:p>
          </table:table-cell>
          <table:table-cell table:number-columns-repeated="22" table:style-name="ce8" office:value-type="float" office:value="6" calcext:value-type="float">
            <text:p>6</text:p>
          </table:table-cell>
          <table:table-cell table:number-columns-repeated="18" table:style-name="ce10" office:value-type="float" office:value="5" calcext:value-type="float">
            <text:p>5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6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4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9" table:style-name="ce2" office:value-type="float" office:value="16" calcext:value-type="float">
            <text:p>16</text:p>
          </table:table-cell>
          <table:table-cell table:number-columns-repeated="21" table:style-name="ce8" office:value-type="float" office:value="6" calcext:value-type="float">
            <text:p>6</text:p>
          </table:table-cell>
          <table:table-cell table:number-columns-repeated="18" table:style-name="ce10" office:value-type="float" office:value="5" calcext:value-type="float">
            <text:p>5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6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4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9" table:style-name="ce2" office:value-type="float" office:value="16" calcext:value-type="float">
            <text:p>16</text:p>
          </table:table-cell>
          <table:table-cell table:number-columns-repeated="21" table:style-name="ce8" office:value-type="float" office:value="6" calcext:value-type="float">
            <text:p>6</text:p>
          </table:table-cell>
          <table:table-cell table:number-columns-repeated="18" table:style-name="ce10" office:value-type="float" office:value="5" calcext:value-type="float">
            <text:p>5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7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4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5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3" table:style-name="ce2" office:value-type="float" office:value="16" calcext:value-type="float">
            <text:p>16</text:p>
          </table:table-cell>
          <table:table-cell table:number-columns-repeated="21" table:style-name="ce8" office:value-type="float" office:value="6" calcext:value-type="float">
            <text:p>6</text:p>
          </table:table-cell>
          <table:table-cell table:number-columns-repeated="17" table:style-name="ce10" office:value-type="float" office:value="5" calcext:value-type="float">
            <text:p>5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7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4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2" table:style-name="ce2" office:value-type="float" office:value="16" calcext:value-type="float">
            <text:p>16</text:p>
          </table:table-cell>
          <table:table-cell table:number-columns-repeated="21" table:style-name="ce8" office:value-type="float" office:value="6" calcext:value-type="float">
            <text:p>6</text:p>
          </table:table-cell>
          <table:table-cell table:number-columns-repeated="17" table:style-name="ce10" office:value-type="float" office:value="5" calcext:value-type="float">
            <text:p>5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7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4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5"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2" table:style-name="ce2" office:value-type="float" office:value="16" calcext:value-type="float">
            <text:p>16</text:p>
          </table:table-cell>
          <table:table-cell table:number-columns-repeated="21" table:style-name="ce8" office:value-type="float" office:value="6" calcext:value-type="float">
            <text:p>6</text:p>
          </table:table-cell>
          <table:table-cell table:number-columns-repeated="16" table:style-name="ce10" office:value-type="float" office:value="5" calcext:value-type="float">
            <text:p>5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8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4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13" table:style-name="ce4" office:value-type="float" office:value="15" calcext:value-type="float">
            <text:p>15</text:p>
          </table:table-cell>
          <table:table-cell table:number-columns-repeated="11" table:style-name="ce2" office:value-type="float" office:value="16" calcext:value-type="float">
            <text:p>16</text:p>
          </table:table-cell>
          <table:table-cell table:number-columns-repeated="21" table:style-name="ce8" office:value-type="float" office:value="6" calcext:value-type="float">
            <text:p>6</text:p>
          </table:table-cell>
          <table:table-cell table:number-columns-repeated="16" table:style-name="ce10" office:value-type="float" office:value="5" calcext:value-type="float">
            <text:p>5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8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4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13" table:style-name="ce4" office:value-type="float" office:value="15" calcext:value-type="float">
            <text:p>15</text:p>
          </table:table-cell>
          <table:table-cell table:number-columns-repeated="11" table:style-name="ce2" office:value-type="float" office:value="16" calcext:value-type="float">
            <text:p>16</text:p>
          </table:table-cell>
          <table:table-cell table:number-columns-repeated="21" table:style-name="ce8" office:value-type="float" office:value="6" calcext:value-type="float">
            <text:p>6</text:p>
          </table:table-cell>
          <table:table-cell table:number-columns-repeated="16" table:style-name="ce10" office:value-type="float" office:value="5" calcext:value-type="float">
            <text:p>5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8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4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14" table:style-name="ce4" office:value-type="float" office:value="15" calcext:value-type="float">
            <text:p>15</text:p>
          </table:table-cell>
          <table:table-cell table:number-columns-repeated="10" table:style-name="ce2" office:value-type="float" office:value="16" calcext:value-type="float">
            <text:p>16</text:p>
          </table:table-cell>
          <table:table-cell table:number-columns-repeated="21" table:style-name="ce8" office:value-type="float" office:value="6" calcext:value-type="float">
            <text:p>6</text:p>
          </table:table-cell>
          <table:table-cell table:number-columns-repeated="16" table:style-name="ce10" office:value-type="float" office:value="5" calcext:value-type="float">
            <text:p>5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8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4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14" table:style-name="ce4" office:value-type="float" office:value="15" calcext:value-type="float">
            <text:p>15</text:p>
          </table:table-cell>
          <table:table-cell table:number-columns-repeated="10" table:style-name="ce2" office:value-type="float" office:value="16" calcext:value-type="float">
            <text:p>16</text:p>
          </table:table-cell>
          <table:table-cell table:number-columns-repeated="21" table:style-name="ce8" office:value-type="float" office:value="6" calcext:value-type="float">
            <text:p>6</text:p>
          </table:table-cell>
          <table:table-cell table:number-columns-repeated="16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9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7" table:style-name="ce14" office:value-type="float" office:value="11" calcext:value-type="float">
            <text:p>11</text:p>
          </table:table-cell>
          <table:table-cell table:number-columns-repeated="9" table:style-name="ce4" office:value-type="float" office:value="15" calcext:value-type="float">
            <text:p>15</text:p>
          </table:table-cell>
          <table:table-cell table:number-columns-repeated="28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15" table:style-name="ce4" office:value-type="float" office:value="15" calcext:value-type="float">
            <text:p>15</text:p>
          </table:table-cell>
          <table:table-cell table:number-columns-repeated="8" table:style-name="ce2" office:value-type="float" office:value="16" calcext:value-type="float">
            <text:p>16</text:p>
          </table:table-cell>
          <table:table-cell table:number-columns-repeated="22" table:style-name="ce8" office:value-type="float" office:value="6" calcext:value-type="float">
            <text:p>6</text:p>
          </table:table-cell>
          <table:table-cell table:number-columns-repeated="15" table:style-name="ce10" office:value-type="float" office:value="5" calcext:value-type="float">
            <text:p>5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20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6" table:style-name="ce14" office:value-type="float" office:value="11" calcext:value-type="float">
            <text:p>11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5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27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16" table:style-name="ce4" office:value-type="float" office:value="15" calcext:value-type="float">
            <text:p>15</text:p>
          </table:table-cell>
          <table:table-cell table:number-columns-repeated="8" table:style-name="ce2" office:value-type="float" office:value="16" calcext:value-type="float">
            <text:p>16</text:p>
          </table:table-cell>
          <table:table-cell table:number-columns-repeated="21" table:style-name="ce8" office:value-type="float" office:value="6" calcext:value-type="float">
            <text:p>6</text:p>
          </table:table-cell>
          <table:table-cell table:number-columns-repeated="15" table:style-name="ce10" office:value-type="float" office:value="5" calcext:value-type="float">
            <text:p>5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21" table:style-name="ce6" office:value-type="float" office:value="17" calcext:value-type="float">
            <text:p>17</text:p>
          </table:table-cell>
          <table:table-cell table:number-columns-repeated="8" table:style-name="ce4" office:value-type="float" office:value="15" calcext:value-type="float">
            <text:p>15</text:p>
          </table:table-cell>
          <table:table-cell table:number-columns-repeated="8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6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16" table:style-name="ce4" office:value-type="float" office:value="15" calcext:value-type="float">
            <text:p>15</text:p>
          </table:table-cell>
          <table:table-cell table:number-columns-repeated="8" table:style-name="ce2" office:value-type="float" office:value="16" calcext:value-type="float">
            <text:p>16</text:p>
          </table:table-cell>
          <table:table-cell table:number-columns-repeated="22" table:style-name="ce8" office:value-type="float" office:value="6" calcext:value-type="float">
            <text:p>6</text:p>
          </table:table-cell>
          <table:table-cell table:number-columns-repeated="14" table:style-name="ce10" office:value-type="float" office:value="5" calcext:value-type="float">
            <text:p>5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21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 table:style-name="ce15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8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24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16" table:style-name="ce4" office:value-type="float" office:value="15" calcext:value-type="float">
            <text:p>15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21" table:style-name="ce8" office:value-type="float" office:value="6" calcext:value-type="float">
            <text:p>6</text:p>
          </table:table-cell>
          <table:table-cell table:number-columns-repeated="12" table:style-name="ce10" office:value-type="float" office:value="5" calcext:value-type="float">
            <text:p>5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7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 table:style-name="ce15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1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21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10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21" table:style-name="ce8" office:value-type="float" office:value="6" calcext:value-type="float">
            <text:p>6</text:p>
          </table:table-cell>
          <table:table-cell table:number-columns-repeated="12" table:style-name="ce10" office:value-type="float" office:value="5" calcext:value-type="float">
            <text:p>5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7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 table:style-name="ce15" office:value-type="float" office:value="12" calcext:value-type="float">
            <text:p>12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0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10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3" table:style-name="ce2" office:value-type="float" office:value="16" calcext:value-type="float">
            <text:p>16</text:p>
          </table:table-cell>
          <table:table-cell table:number-columns-repeated="19" table:style-name="ce8" office:value-type="float" office:value="6" calcext:value-type="float">
            <text:p>6</text:p>
          </table:table-cell>
          <table:table-cell table:number-columns-repeated="11" table:style-name="ce10" office:value-type="float" office:value="5" calcext:value-type="float">
            <text:p>5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6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5" table:style-name="ce15" office:value-type="float" office:value="12" calcext:value-type="float">
            <text:p>12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2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9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9" table:style-name="ce4" office:value-type="float" office:value="15" calcext:value-type="float">
            <text:p>15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3" table:style-name="ce2" office:value-type="float" office:value="16" calcext:value-type="float">
            <text:p>16</text:p>
          </table:table-cell>
          <table:table-cell table:number-columns-repeated="19" table:style-name="ce8" office:value-type="float" office:value="6" calcext:value-type="float">
            <text:p>6</text:p>
          </table:table-cell>
          <table:table-cell table:number-columns-repeated="11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9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table:style-name="ce15" office:value-type="float" office:value="12" calcext:value-type="float">
            <text:p>12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9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6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9" table:style-name="ce2" office:value-type="float" office:value="16" calcext:value-type="float">
            <text:p>16</text:p>
          </table:table-cell>
          <table:table-cell table:number-columns-repeated="19" table:style-name="ce8" office:value-type="float" office:value="6" calcext:value-type="float">
            <text:p>6</text:p>
          </table:table-cell>
          <table:table-cell table:number-columns-repeated="9" table:style-name="ce10" office:value-type="float" office:value="5" calcext:value-type="float">
            <text:p>5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6" table:style-name="ce6" office:value-type="float" office:value="17" calcext:value-type="float">
            <text:p>17</text:p>
          </table:table-cell>
          <table:table-cell table:number-columns-repeated="7" table:style-name="ce4" office:value-type="float" office:value="15" calcext:value-type="float">
            <text:p>15</text:p>
          </table:table-cell>
          <table:table-cell table:number-columns-repeated="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table:style-name="ce15" office:value-type="float" office:value="12" calcext:value-type="float">
            <text:p>12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7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2" office:value-type="float" office:value="16" calcext:value-type="float">
            <text:p>16</text:p>
          </table:table-cell>
          <table:table-cell table:number-columns-repeated="16" table:style-name="ce8" office:value-type="float" office:value="6" calcext:value-type="float">
            <text:p>6</text:p>
          </table:table-cell>
          <table:table-cell table:number-columns-repeated="9" table:style-name="ce10" office:value-type="float" office:value="5" calcext:value-type="float">
            <text:p>5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6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7" table:style-name="ce15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7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2" table:style-name="ce2" office:value-type="float" office:value="16" calcext:value-type="float">
            <text:p>16</text:p>
          </table:table-cell>
          <table:table-cell table:number-columns-repeated="16" table:style-name="ce8" office:value-type="float" office:value="6" calcext:value-type="float">
            <text:p>6</text:p>
          </table:table-cell>
          <table:table-cell table:number-columns-repeated="7" table:style-name="ce10" office:value-type="float" office:value="5" calcext:value-type="float">
            <text:p>5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7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7" table:style-name="ce15" office:value-type="float" office:value="12" calcext:value-type="float">
            <text:p>12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7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9" table:style-name="ce5" office:value-type="float" office:value="7" calcext:value-type="float">
            <text:p>7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2" table:style-name="ce2" office:value-type="float" office:value="16" calcext:value-type="float">
            <text:p>16</text:p>
          </table:table-cell>
          <table:table-cell table:number-columns-repeated="16" table:style-name="ce8" office:value-type="float" office:value="6" calcext:value-type="float">
            <text:p>6</text:p>
          </table:table-cell>
          <table:table-cell table:number-columns-repeated="7"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9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5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8" table:style-name="ce15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7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12" table:style-name="ce5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2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5" table:style-name="ce8" office:value-type="float" office:value="6" calcext:value-type="float">
            <text:p>6</text:p>
          </table:table-cell>
          <table:table-cell table:number-columns-repeated="6" table:style-name="ce10" office:value-type="float" office:value="5" calcext:value-type="float">
            <text:p>5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9" table:style-name="ce6" office:value-type="float" office:value="17" calcext:value-type="float">
            <text:p>17</text:p>
          </table:table-cell>
          <table:table-cell table:number-columns-repeated="6" table:style-name="ce2" office:value-type="float" office:value="16" calcext:value-type="float">
            <text:p>16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8" table:style-name="ce15" office:value-type="float" office:value="12" calcext:value-type="float">
            <text:p>12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0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7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15" table:style-name="ce5" office:value-type="float" office:value="7" calcext:value-type="float">
            <text:p>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8" office:value-type="float" office:value="6" calcext:value-type="float">
            <text:p>6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9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6"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1" table:style-name="ce15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9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8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17" table:style-name="ce5" office:value-type="float" office:value="7" calcext:value-type="float">
            <text:p>7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6" table:style-name="ce2" office:value-type="float" office:value="16" calcext:value-type="float">
            <text:p>16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3" table:style-name="ce8" office:value-type="float" office:value="6" calcext:value-type="float">
            <text:p>6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1" table:style-name="ce6" office:value-type="float" office:value="17" calcext:value-type="float">
            <text:p>17</text:p>
          </table:table-cell>
          <table:table-cell table:number-columns-repeated="7" table:style-name="ce2" office:value-type="float" office:value="16" calcext:value-type="float">
            <text:p>16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1" table:style-name="ce15" office:value-type="float" office:value="12" calcext:value-type="float">
            <text:p>12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6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9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19" table:style-name="ce5" office:value-type="float" office:value="7" calcext:value-type="float">
            <text:p>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13" table:style-name="ce8" office:value-type="float" office:value="6" calcext:value-type="float">
            <text:p>6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9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8" table:style-name="ce2" office:value-type="float" office:value="16" calcext:value-type="float">
            <text:p>16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3" table:style-name="ce15" office:value-type="float" office:value="12" calcext:value-type="float">
            <text:p>12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4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9" table:style-name="ce14" office:value-type="float" office:value="11" calcext:value-type="float">
            <text:p>11</text:p>
          </table:table-cell>
          <table:table-cell table:number-columns-repeated="896"/>
        </table:table-row>
        <table:table-row table:style-name="ro2">
          <table:table-cell table:number-columns-repeated="23"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7" table:style-name="ce4" office:value-type="float" office:value="15" calcext:value-type="float">
            <text:p>15</text:p>
          </table:table-cell>
          <table:table-cell table:number-columns-repeated="12" table:style-name="ce8" office:value-type="float" office:value="6" calcext:value-type="float">
            <text:p>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21" table:style-name="ce6" office:value-type="float" office:value="17" calcext:value-type="float">
            <text:p>17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5" table:style-name="ce15" office:value-type="float" office:value="12" calcext:value-type="float">
            <text:p>12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20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27" table:style-name="ce5" office:value-type="float" office:value="7" calcext:value-type="float">
            <text:p>7</text:p>
          </table:table-cell>
          <table:table-cell table:number-columns-repeated="7" table:style-name="ce4" office:value-type="float" office:value="15" calcext:value-type="float">
            <text:p>15</text:p>
          </table:table-cell>
          <table:table-cell table:number-columns-repeated="12" table:style-name="ce8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3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1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31" table:style-name="ce5" office:value-type="float" office:value="7" calcext:value-type="float">
            <text:p>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1" table:style-name="ce8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2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7" table:style-name="ce2" office:value-type="float" office:value="16" calcext:value-type="float">
            <text:p>16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1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32" table:style-name="ce5" office:value-type="float" office:value="7" calcext:value-type="float">
            <text:p>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8" table:style-name="ce8" office:value-type="float" office:value="6" calcext:value-type="float">
            <text:p>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0" table:style-name="ce6" office:value-type="float" office:value="17" calcext:value-type="float">
            <text:p>17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37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35"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6" table:style-name="ce8" office:value-type="float" office:value="6" calcext:value-type="float">
            <text:p>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20" table:style-name="ce6" office:value-type="float" office:value="17" calcext:value-type="float">
            <text:p>17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12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7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35" table:style-name="ce5" office:value-type="float" office:value="7" calcext:value-type="float">
            <text:p>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4" table:style-name="ce8" office:value-type="float" office:value="6" calcext:value-type="float">
            <text:p>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2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6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2" office:value-type="float" office:value="16" calcext:value-type="float">
            <text:p>16</text:p>
          </table:table-cell>
          <table:table-cell table:number-columns-repeated="37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36" table:style-name="ce5" office:value-type="float" office:value="7" calcext:value-type="float">
            <text:p>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3" table:style-name="ce8" office:value-type="float" office:value="6" calcext:value-type="float">
            <text:p>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1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6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7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37" table:style-name="ce5" office:value-type="float" office:value="7" calcext:value-type="float">
            <text:p>7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21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3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" table:style-name="ce6" office:value-type="float" office:value="17" calcext:value-type="float">
            <text:p>17</text:p>
          </table:table-cell>
          <table:table-cell table:number-columns-repeated="5" table:style-name="ce2" office:value-type="float" office:value="16" calcext:value-type="float">
            <text:p>16</text:p>
          </table:table-cell>
          <table:table-cell table:number-columns-repeated="37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37"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9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6" table:style-name="ce2" office:value-type="float" office:value="16" calcext:value-type="float">
            <text:p>16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6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7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36"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9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6" table:style-name="ce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37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34" table:style-name="ce5" office:value-type="float" office:value="7" calcext:value-type="float">
            <text:p>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9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7" table:style-name="ce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37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32" table:style-name="ce5" office:value-type="float" office:value="7" calcext:value-type="float">
            <text:p>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5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8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6" table:style-name="ce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36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30" table:style-name="ce5" office:value-type="float" office:value="7" calcext:value-type="float">
            <text:p>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8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6" table:style-name="ce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2" table:style-name="ce2" office:value-type="float" office:value="16" calcext:value-type="float">
            <text:p>16</text:p>
          </table:table-cell>
          <table:table-cell table:number-columns-repeated="33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29" table:style-name="ce5" office:value-type="float" office:value="7" calcext:value-type="float">
            <text:p>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6" table:style-name="ce6" office:value-type="float" office:value="17" calcext:value-type="float">
            <text:p>17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6" table:style-name="ce6" office:value-type="float" office:value="17" calcext:value-type="float">
            <text:p>17</text:p>
          </table:table-cell>
          <table:table-cell table:number-columns-repeated="8" table:style-name="ce4" office:value-type="float" office:value="15" calcext:value-type="float">
            <text:p>15</text:p>
          </table:table-cell>
          <table:table-cell table:number-columns-repeated="14" table:style-name="ce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2" table:style-name="ce2" office:value-type="float" office:value="16" calcext:value-type="float">
            <text:p>16</text:p>
          </table:table-cell>
          <table:table-cell table:number-columns-repeated="33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27" table:style-name="ce5" office:value-type="float" office:value="7" calcext:value-type="float">
            <text:p>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6" table:style-name="ce6" office:value-type="float" office:value="17" calcext:value-type="float">
            <text:p>17</text:p>
          </table:table-cell>
          <table:table-cell table:number-columns-repeated="7" table:style-name="ce4" office:value-type="float" office:value="15" calcext:value-type="float">
            <text:p>15</text:p>
          </table:table-cell>
          <table:table-cell table:number-columns-repeated="5" table:style-name="ce6" office:value-type="float" office:value="17" calcext:value-type="float">
            <text:p>17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3" table:style-name="ce11" office:value-type="float" office:value="14" calcext:value-type="float">
            <text:p>14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2" table:style-name="ce2" office:value-type="float" office:value="16" calcext:value-type="float">
            <text:p>16</text:p>
          </table:table-cell>
          <table:table-cell table:number-columns-repeated="33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26" table:style-name="ce5" office:value-type="float" office:value="7" calcext:value-type="float">
            <text:p>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9" table:style-name="ce4" office:value-type="float" office:value="15" calcext:value-type="float">
            <text:p>15</text:p>
          </table:table-cell>
          <table:table-cell table:number-columns-repeated="6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8" table:style-name="ce11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2" table:style-name="ce2" office:value-type="float" office:value="16" calcext:value-type="float">
            <text:p>16</text:p>
          </table:table-cell>
          <table:table-cell table:number-columns-repeated="33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26"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2" table:style-name="ce6" office:value-type="float" office:value="17" calcext:value-type="float">
            <text:p>17</text:p>
          </table:table-cell>
          <table:table-cell table:number-columns-repeated="12" table:style-name="ce4" office:value-type="float" office:value="15" calcext:value-type="float">
            <text:p>15</text:p>
          </table:table-cell>
          <table:table-cell table:number-columns-repeated="6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8" table:style-name="ce11" office:value-type="float" office:value="14" calcext:value-type="float">
            <text:p>14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10" table:style-name="ce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3" table:style-name="ce15" office:value-type="float" office:value="12" calcext:value-type="float">
            <text:p>12</text:p>
          </table:table-cell>
          <table:table-cell table:number-columns-repeated="896"/>
        </table:table-row>
        <table:table-row table:style-name="ro2">
          <table:table-cell table:number-columns-repeated="24" table:style-name="ce5" office:value-type="float" office:value="7" calcext:value-type="float">
            <text:p>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2" table:style-name="ce6" office:value-type="float" office:value="17" calcext:value-type="float">
            <text:p>17</text:p>
          </table:table-cell>
          <table:table-cell table:number-columns-repeated="9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6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2" table:style-name="ce11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" table:style-name="ce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9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34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23"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2" table:style-name="ce6" office:value-type="float" office:value="17" calcext:value-type="float">
            <text:p>17</text:p>
          </table:table-cell>
          <table:table-cell table:number-columns-repeated="8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6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2" table:style-name="ce11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" table:style-name="ce2" office:value-type="float" office:value="16" calcext:value-type="float">
            <text:p>16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6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34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21" table:style-name="ce5" office:value-type="float" office:value="7" calcext:value-type="float">
            <text:p>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2" table:style-name="ce6" office:value-type="float" office:value="17" calcext:value-type="float">
            <text:p>17</text:p>
          </table:table-cell>
          <table:table-cell table:number-columns-repeated="10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4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2" table:style-name="ce11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1" table:style-name="ce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6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7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20"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10" table:style-name="ce4" office:value-type="float" office:value="15" calcext:value-type="float">
            <text:p>15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2" table:style-name="ce11" office:value-type="float" office:value="14" calcext:value-type="float">
            <text:p>14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8" table:style-name="ce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6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7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20" table:style-name="ce5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2" table:style-name="ce6" office:value-type="float" office:value="17" calcext:value-type="float">
            <text:p>17</text:p>
          </table:table-cell>
          <table:table-cell table:number-columns-repeated="12" table:style-name="ce4" office:value-type="float" office:value="15" calcext:value-type="float">
            <text:p>15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6" table:style-name="ce11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8" table:style-name="ce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7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17" table:style-name="ce5" office:value-type="float" office:value="7" calcext:value-type="float">
            <text:p>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1" table:style-name="ce6" office:value-type="float" office:value="17" calcext:value-type="float">
            <text:p>17</text:p>
          </table:table-cell>
          <table:table-cell table:number-columns-repeated="13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4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6" table:style-name="ce11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8" table:style-name="ce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37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17" table:style-name="ce5" office:value-type="float" office:value="7" calcext:value-type="float">
            <text:p>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2" table:style-name="ce6" office:value-type="float" office:value="17" calcext:value-type="float">
            <text:p>17</text:p>
          </table:table-cell>
          <table:table-cell table:number-columns-repeated="9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3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6" table:style-name="ce11" office:value-type="float" office:value="14" calcext:value-type="float">
            <text:p>14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5" table:style-name="ce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0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16"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7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7" table:style-name="ce4" office:value-type="float" office:value="15" calcext:value-type="float">
            <text:p>15</text:p>
          </table:table-cell>
          <table:table-cell table:number-columns-repeated="3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6" table:style-name="ce11" office:value-type="float" office:value="14" calcext:value-type="float">
            <text:p>14</text:p>
          </table:table-cell>
          <table:table-cell table:number-columns-repeated="9"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40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13" table:style-name="ce5" office:value-type="float" office:value="7" calcext:value-type="float">
            <text:p>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7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5" table:style-name="ce4" office:value-type="float" office:value="15" calcext:value-type="float">
            <text:p>15</text:p>
          </table:table-cell>
          <table:table-cell table:number-columns-repeated="3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3" table:style-name="ce11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2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13"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12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1" table:style-name="ce4" office:value-type="float" office:value="15" calcext:value-type="float">
            <text:p>15</text:p>
          </table:table-cell>
          <table:table-cell table:number-columns-repeated="3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3" table:style-name="ce11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2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12"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number-columns-repeated="9" table:style-name="ce4" office:value-type="float" office:value="15" calcext:value-type="float">
            <text:p>15</text:p>
          </table:table-cell>
          <table:table-cell table:number-columns-repeated="5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3" table:style-name="ce11" office:value-type="float" office:value="14" calcext:value-type="float">
            <text:p>14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2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11"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6" table:style-name="ce2" office:value-type="float" office:value="16" calcext:value-type="float">
            <text:p>16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6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5" table:style-name="ce11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2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9" table:style-name="ce5" office:value-type="float" office:value="7" calcext:value-type="float">
            <text:p>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6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6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5" table:style-name="ce11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40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8" table:style-name="ce5" office:value-type="float" office:value="7" calcext:value-type="float">
            <text:p>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1" table:style-name="ce2" office:value-type="float" office:value="16" calcext:value-type="float">
            <text:p>16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5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5" table:style-name="ce11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0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7" table:style-name="ce5" office:value-type="float" office:value="7" calcext:value-type="float">
            <text:p>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3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5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5" table:style-name="ce11" office:value-type="float" office:value="14" calcext:value-type="float">
            <text:p>14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0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6" table:style-name="ce5" office:value-type="float" office:value="7" calcext:value-type="float">
            <text:p>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8" table:style-name="ce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13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6"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5" table:style-name="ce11" office:value-type="float" office:value="14" calcext:value-type="float">
            <text:p>14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0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6"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14" table:style-name="ce4" office:value-type="float" office:value="15" calcext:value-type="float">
            <text:p>15</text:p>
          </table:table-cell>
          <table:table-cell table:number-columns-repeated="12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5" table:style-name="ce6" office:value-type="float" office:value="17" calcext:value-type="float">
            <text:p>1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25" table:style-name="ce11" office:value-type="float" office:value="14" calcext:value-type="float">
            <text:p>14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0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4" table:style-name="ce5" office:value-type="float" office:value="7" calcext:value-type="float">
            <text:p>7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15" table:style-name="ce4" office:value-type="float" office:value="15" calcext:value-type="float">
            <text:p>15</text:p>
          </table:table-cell>
          <table:table-cell table:number-columns-repeated="13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26" table:style-name="ce11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0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3"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18" table:style-name="ce4" office:value-type="float" office:value="15" calcext:value-type="float">
            <text:p>15</text:p>
          </table:table-cell>
          <table:table-cell table:number-columns-repeated="11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26" table:style-name="ce11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0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2"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3" table:style-name="ce6" office:value-type="float" office:value="17" calcext:value-type="float">
            <text:p>17</text:p>
          </table:table-cell>
          <table:table-cell table:number-columns-repeated="19" table:style-name="ce4" office:value-type="float" office:value="15" calcext:value-type="float">
            <text:p>15</text:p>
          </table:table-cell>
          <table:table-cell table:number-columns-repeated="13" table:style-name="ce2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26" table:style-name="ce11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0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2">
          <table:table-cell table:number-columns-repeated="2" table:style-name="ce5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6" office:value-type="float" office:value="17" calcext:value-type="float">
            <text:p>17</text:p>
          </table:table-cell>
          <table:table-cell table:number-columns-repeated="20" table:style-name="ce4" office:value-type="float" office:value="15" calcext:value-type="float">
            <text:p>15</text:p>
          </table:table-cell>
          <table:table-cell table:number-columns-repeated="11" table:style-name="ce2" office:value-type="float" office:value="16" calcext:value-type="float">
            <text:p>1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" table:style-name="ce6" office:value-type="float" office:value="17" calcext:value-type="float">
            <text:p>17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26" table:style-name="ce11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0" table:style-name="ce16" office:value-type="float" office:value="13" calcext:value-type="float">
            <text:p>13</text:p>
          </table:table-cell>
          <table:table-cell table:number-columns-repeated="896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31T20:15:08</meta:creation-date>
    <meta:initial-creator>Brad Duthie</meta:initial-creator>
    <dc:language>en-GB</dc:language>
    <dc:date>2022-08-01T11:54:17.775347521</dc:date>
    <meta:editing-cycles>15</meta:editing-cycles>
    <meta:editing-duration>PT2H42M59S</meta:editing-duration>
    <meta:generator>LibreOffice/6.0.7.3$Linux_X86_64 LibreOffice_project/00m0$Build-3</meta:generator>
    <dc:creator>Brad Duthie</dc:creator>
    <meta:document-statistic meta:table-count="1" meta:cell-count="16384" meta:object-count="0"/>
  </office:meta>
</office:document-meta>
</file>